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/>
      <style:text-properties fo:language="en" fo:country="US"/>
    </style:style>
    <style:style style:name="T2" style:parent-style-name="Fonteparág.padrão" style:family="text">
      <style:text-properties fo:language="en" fo:country="US"/>
    </style:style>
    <style:style style:name="T3" style:parent-style-name="Fonteparág.padrão" style:family="text">
      <style:text-properties fo:font-weight="bold" style:font-weight-asian="bold" style:font-weight-complex="bold" fo:language="en" fo:country="US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font-style="italic" style:font-style-asian="italic" style:font-style-complex="italic" fo:language="en" fo:country="US"/>
    </style:style>
    <style:style style:name="T6" style:parent-style-name="Fonteparág.padrão" style:family="text">
      <style:text-properties fo:language="en" fo:country="US"/>
    </style:style>
  </office:automatic-styles>
  <office:body>
    <office:text text:use-soft-page-breaks="true">
      <text:h text:style-name="P1" text:outline-level="1">Lorem ipsum</text:h>
      <text:p text:style-name="Normal"><text:span text:style-name="T2">Lorem<text:s/></text:span><text:span text:style-name="T3">ipsum</text:span><text:span text:style-name="T4"><text:s/></text:span><text:span text:style-name="T5">dolor</text:span><text:span text:style-name="T6"><text:s/>sit amet consectetur, adipisicing elit.<text:s/></text:span>Quos distinctio aliquid quisquam enim qui animi accusantium, officia quasi quam illum architecto minima sapiente, voluptas nesciunt perspiciatis. Facilis natus id explicabo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iz Carlos Rodrigues Chaves</meta:initial-creator>
    <dc:creator>Luiz Carlos Rodrigues Chaves</dc:creator>
    <meta:creation-date>2023-08-16T17:34:00Z</meta:creation-date>
    <dc:date>2023-08-16T17:34:00Z</dc:date>
    <meta:template xlink:href="Normal.dotm" xlink:type="simple"/>
    <meta:editing-cycles>2</meta:editing-cycles>
    <meta:editing-duration>PT240S</meta:editing-duration>
    <meta:document-statistic meta:page-count="1" meta:paragraph-count="1" meta:word-count="38" meta:character-count="243" meta:row-count="1" meta:non-whitespace-character-count="206"/>
  </office:meta>
</office:document-meta>
</file>